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Purisa" officeooo:rsid="000476d0" officeooo:paragraph-rsid="00060ef5"/>
    </style:style>
    <style:style style:name="P2" style:family="paragraph" style:parent-style-name="Standard">
      <style:text-properties style:font-name="Purisa" officeooo:rsid="0009d66e" officeooo:paragraph-rsid="000c311f"/>
    </style:style>
    <style:style style:name="P3" style:family="paragraph" style:parent-style-name="Standard">
      <style:text-properties style:font-name="Purisa" officeooo:rsid="000baa79" officeooo:paragraph-rsid="000baa79"/>
    </style:style>
    <style:style style:name="P4" style:family="paragraph" style:parent-style-name="Standard">
      <style:text-properties style:font-name="Purisa" style:text-underline-style="solid" style:text-underline-width="auto" style:text-underline-color="font-color" fo:font-weight="bold" officeooo:rsid="000f1844" officeooo:paragraph-rsid="000f1844" style:font-weight-asian="bold" style:font-weight-complex="bold"/>
    </style:style>
    <style:style style:name="P5" style:family="paragraph" style:parent-style-name="Standard">
      <style:text-properties style:font-name="Purisa" style:text-underline-style="solid" style:text-underline-width="auto" style:text-underline-color="font-color" fo:font-weight="bold" officeooo:rsid="00120240" officeooo:paragraph-rsid="00120240" style:font-weight-asian="bold" style:font-weight-complex="bold"/>
    </style:style>
    <style:style style:name="P6" style:family="paragraph" style:parent-style-name="Standard">
      <style:text-properties style:font-name="Purisa" style:text-underline-style="solid" style:text-underline-width="auto" style:text-underline-color="font-color" fo:font-weight="bold" officeooo:rsid="0016826f" officeooo:paragraph-rsid="0016826f" style:font-weight-asian="bold" style:font-weight-complex="bold"/>
    </style:style>
    <style:style style:name="P7" style:family="paragraph" style:parent-style-name="Standard">
      <style:text-properties style:font-name="Purisa" style:text-underline-style="solid" style:text-underline-width="auto" style:text-underline-color="font-color" fo:font-weight="bold" officeooo:rsid="0016826f" officeooo:paragraph-rsid="00131c6a" style:font-weight-asian="bold" style:font-weight-complex="bold"/>
    </style:style>
    <style:style style:name="P8" style:family="paragraph" style:parent-style-name="Standard">
      <style:text-properties style:font-name="Purisa" style:text-underline-style="solid" style:text-underline-width="auto" style:text-underline-color="font-color" fo:font-weight="bold" officeooo:rsid="00213643" officeooo:paragraph-rsid="00213643" style:font-weight-asian="bold" style:font-weight-complex="bold"/>
    </style:style>
    <style:style style:name="P9" style:family="paragraph" style:parent-style-name="Standard">
      <style:text-properties style:font-name="Purisa" style:text-underline-style="none" fo:font-weight="normal" officeooo:rsid="0010c0f2" officeooo:paragraph-rsid="0010c0f2" style:font-weight-asian="normal" style:font-weight-complex="normal"/>
    </style:style>
    <style:style style:name="P10" style:family="paragraph" style:parent-style-name="Standard">
      <style:text-properties style:font-name="Purisa" style:text-underline-style="none" fo:font-weight="normal" officeooo:rsid="000f5870" officeooo:paragraph-rsid="000f5870" style:font-weight-asian="normal" style:font-weight-complex="normal"/>
    </style:style>
    <style:style style:name="P11" style:family="paragraph" style:parent-style-name="Standard">
      <style:text-properties style:font-name="Purisa" style:text-underline-style="none" fo:font-weight="normal" officeooo:rsid="0011398a" officeooo:paragraph-rsid="0011398a" style:font-weight-asian="normal" style:font-weight-complex="normal"/>
    </style:style>
    <style:style style:name="P12" style:family="paragraph" style:parent-style-name="Standard">
      <style:text-properties style:font-name="Purisa" style:text-underline-style="none" fo:font-weight="normal" officeooo:rsid="00120240" officeooo:paragraph-rsid="00120240" style:font-weight-asian="normal" style:font-weight-complex="normal"/>
    </style:style>
    <style:style style:name="P13" style:family="paragraph" style:parent-style-name="Standard">
      <style:text-properties style:font-name="Purisa" style:text-underline-style="none" fo:font-weight="normal" officeooo:rsid="00131c6a" officeooo:paragraph-rsid="00131c6a" style:font-weight-asian="normal" style:font-weight-complex="normal"/>
    </style:style>
    <style:style style:name="P14" style:family="paragraph" style:parent-style-name="Standard">
      <style:text-properties style:font-name="Purisa" style:text-underline-style="none" fo:font-weight="normal" officeooo:rsid="001852f9" officeooo:paragraph-rsid="001852f9" style:font-weight-asian="normal" style:font-weight-complex="normal"/>
    </style:style>
    <style:style style:name="P15" style:family="paragraph" style:parent-style-name="Standard">
      <style:text-properties style:font-name="Purisa" style:text-underline-style="none" fo:font-weight="normal" officeooo:rsid="001c2618" officeooo:paragraph-rsid="001c2618" style:font-weight-asian="normal" style:font-weight-complex="normal"/>
    </style:style>
    <style:style style:name="P16" style:family="paragraph" style:parent-style-name="Standard">
      <style:text-properties style:font-name="Purisa" style:text-underline-style="none" fo:font-weight="normal" officeooo:rsid="001f71a3" officeooo:paragraph-rsid="001f71a3" style:font-weight-asian="normal" style:font-weight-complex="normal"/>
    </style:style>
    <style:style style:name="P17" style:family="paragraph" style:parent-style-name="Standard">
      <style:text-properties style:font-name="Purisa" style:text-underline-style="none" fo:font-weight="normal" officeooo:rsid="0020f3dd" officeooo:paragraph-rsid="0020f3dd" style:font-weight-asian="normal" style:font-weight-complex="normal"/>
    </style:style>
    <style:style style:name="P18" style:family="paragraph" style:parent-style-name="Standard">
      <style:text-properties style:font-name="Purisa" style:text-underline-style="none" fo:font-weight="normal" officeooo:rsid="0023bf57" officeooo:paragraph-rsid="0023bf57" style:font-weight-asian="normal" style:font-weight-complex="normal"/>
    </style:style>
    <style:style style:name="P19" style:family="paragraph" style:parent-style-name="Standard">
      <style:text-properties style:font-name="Purisa" style:text-underline-style="none" fo:font-weight="normal" officeooo:rsid="00240ca0" officeooo:paragraph-rsid="00240ca0" style:font-weight-asian="normal" style:font-weight-complex="normal"/>
    </style:style>
    <style:style style:name="P20" style:family="paragraph" style:parent-style-name="Standard">
      <style:text-properties style:font-name="Purisa" style:text-underline-style="none" fo:font-weight="normal" officeooo:rsid="002536d3" officeooo:paragraph-rsid="002536d3" style:font-weight-asian="normal" style:font-weight-complex="normal"/>
    </style:style>
    <style:style style:name="P21" style:family="paragraph" style:parent-style-name="Standard">
      <style:text-properties style:font-name="Purisa" style:text-underline-style="none" fo:font-weight="normal" officeooo:rsid="00253b32" officeooo:paragraph-rsid="00253b32" style:font-weight-asian="normal" style:font-weight-complex="normal"/>
    </style:style>
    <style:style style:name="P22" style:family="paragraph" style:parent-style-name="Standard">
      <style:text-properties style:font-name="Purisa" style:text-underline-style="none" fo:font-weight="normal" officeooo:rsid="00240ca0" officeooo:paragraph-rsid="00240ca0" style:font-weight-asian="normal" style:font-weight-complex="normal"/>
    </style:style>
    <style:style style:name="P23" style:family="paragraph" style:parent-style-name="Standard">
      <style:text-properties style:font-name="Purisa" style:text-underline-style="none" fo:font-weight="normal" officeooo:rsid="0020f3dd" officeooo:paragraph-rsid="0020f3dd" style:font-weight-asian="normal" style:font-weight-complex="normal"/>
    </style:style>
    <style:style style:name="P24" style:family="paragraph" style:parent-style-name="Standard">
      <style:text-properties style:font-name="Purisa" style:text-underline-style="none" fo:font-weight="normal" officeooo:rsid="00120240" officeooo:paragraph-rsid="00120240" style:font-weight-asian="normal" style:font-weight-complex="normal"/>
    </style:style>
    <style:style style:name="P25" style:family="paragraph" style:parent-style-name="Standard">
      <style:text-properties style:font-name="Purisa" style:text-underline-style="none" fo:font-weight="normal" officeooo:rsid="000f5870" officeooo:paragraph-rsid="000f5870" style:font-weight-asian="normal" style:font-weight-complex="normal"/>
    </style:style>
    <style:style style:name="P26" style:family="paragraph" style:parent-style-name="Standard">
      <style:text-properties style:font-name="Purisa" style:text-underline-style="none" fo:font-weight="normal" officeooo:rsid="0011398a" officeooo:paragraph-rsid="0011398a" style:font-weight-asian="normal" style:font-weight-complex="normal"/>
    </style:style>
    <style:style style:name="P27" style:family="paragraph" style:parent-style-name="Standard">
      <style:text-properties style:font-name="Purisa" style:text-underline-style="none" fo:font-weight="normal" officeooo:rsid="001852f9" officeooo:paragraph-rsid="001852f9" style:font-weight-asian="normal" style:font-weight-complex="normal"/>
    </style:style>
    <style:style style:name="P28" style:family="paragraph" style:parent-style-name="Standard">
      <style:text-properties style:font-name="Purisa" style:text-underline-style="solid" style:text-underline-width="auto" style:text-underline-color="font-color" fo:font-weight="bold" officeooo:rsid="00213643" officeooo:paragraph-rsid="00213643" style:font-weight-asian="bold" style:font-weight-complex="bold"/>
    </style:style>
    <style:style style:name="P29" style:family="paragraph" style:parent-style-name="Standard">
      <style:text-properties style:font-name="Purisa" style:text-underline-style="solid" style:text-underline-width="auto" style:text-underline-color="font-color" fo:font-weight="bold" officeooo:rsid="0016826f" officeooo:paragraph-rsid="00131c6a" style:font-weight-asian="bold" style:font-weight-complex="bold"/>
    </style:style>
    <style:style style:name="P30" style:family="paragraph" style:parent-style-name="Standard">
      <style:text-properties style:font-name="Purisa" style:text-underline-style="solid" style:text-underline-width="auto" style:text-underline-color="font-color" fo:font-weight="bold" officeooo:rsid="000f1844" officeooo:paragraph-rsid="000f1844" style:font-weight-asian="bold" style:font-weight-complex="bold"/>
    </style:style>
    <style:style style:name="P31" style:family="paragraph" style:parent-style-name="Standard">
      <style:text-properties style:font-name="Purisa" officeooo:rsid="000476d0" officeooo:paragraph-rsid="00060ef5"/>
    </style:style>
    <style:style style:name="P32" style:family="paragraph" style:parent-style-name="Standard">
      <style:text-properties style:font-name="Purisa" officeooo:rsid="0009d66e" officeooo:paragraph-rsid="000c311f"/>
    </style:style>
    <style:style style:name="P33" style:family="paragraph" style:parent-style-name="Standard">
      <style:text-properties fo:font-variant="normal" fo:text-transform="none" fo:color="#242729" style:font-name="Consolas" fo:font-size="9.75pt" fo:letter-spacing="normal" fo:font-style="normal" style:text-underline-style="none" fo:font-weight="normal" officeooo:rsid="00240ca0" officeooo:paragraph-rsid="00240ca0" fo:background-color="#ff3333" style:font-weight-asian="normal" style:font-weight-complex="normal"/>
    </style:style>
    <style:style style:name="P34" style:family="paragraph" style:parent-style-name="Standard">
      <style:text-properties fo:font-variant="normal" fo:text-transform="none" fo:color="#242729" style:font-name="Consolas" fo:font-size="9.75pt" fo:letter-spacing="normal" fo:font-style="normal" style:text-underline-style="none" fo:font-weight="normal" officeooo:rsid="0027ad52" officeooo:paragraph-rsid="0027ad52" fo:background-color="#ff3333" style:font-weight-asian="normal" style:font-weight-complex="normal"/>
    </style:style>
    <style:style style:name="T1" style:family="text">
      <style:text-properties officeooo:rsid="00060ef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d1874" style:font-weight-asian="bold" style:font-weight-complex="bold"/>
    </style:style>
    <style:style style:name="T5" style:family="text">
      <style:text-properties officeooo:rsid="001852f9"/>
    </style:style>
    <style:style style:name="T6" style:family="text">
      <style:text-properties officeooo:rsid="00224ee2"/>
    </style:style>
    <style:style style:name="T7" style:family="text">
      <style:text-properties officeooo:rsid="0027ad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Movies </text:span><text:span text:style-name="T4">from scaffold &amp; user from devise</text:span> </text:p>
      <text:p text:style-name="P2"/>
      <text:p text:style-name="P2">Devise setup</text:p>
      <text:p text:style-name="P1"/>
      <text:p text:style-name="P1">rails g scaffold Movie <text:span text:style-name="T1">title</text:span>:string description:text movie_length:string director:string <text:span text:style-name="T2">rating:string</text:span></text:p>
      <text:p text:style-name="P1"/>
      <text:p text:style-name="P4"/>
      <text:p text:style-name="P4">Image uploading with paperclip</text:p>
      <text:p text:style-name="P10"/>
      <text:p text:style-name="P10">image-magick is needed for paperclip to work</text:p>
      <text:p text:style-name="P9">rails g paperclip movie image</text:p>
      <text:p text:style-name="P11">add file_field to from and html: {multipart: true}</text:p>
      <text:p text:style-name="P11"/>
      <text:p text:style-name="P11"/>
      <text:p text:style-name="P5">Reviews Scaffold</text:p>
      <text:p text:style-name="P12"/>
      <text:p text:style-name="P12">rails g scaffold Review rating:integer comment:text</text:p>
      <text:p text:style-name="P12">rake <text:a xlink:type="simple" xlink:href="db:migrate" text:style-name="Internet_20_link" text:visited-style-name="Visited_20_Internet_20_Link">db:migrate</text:a></text:p>
      <text:p text:style-name="P12"/>
      <text:p text:style-name="P13">[for adding nested routes to scaffolded form_with: <text:a xlink:type="simple" xlink:href="https://stackoverflow.com/questions/46919115/nested-resources-w-rails-5-1-form-with" text:style-name="Internet_20_link" text:visited-style-name="Visited_20_Internet_20_Link">https://stackoverflow.com/questions/46919115/nested-resources-w-rails-5-1-form-with</text:a> ]</text:p>
      <text:p text:style-name="P7"/>
      <text:p text:style-name="P7"/>
      <text:p text:style-name="P7"/>
      <text:p text:style-name="P6">Using raty.js to add star rating</text:p>
      <text:p text:style-name="P14"><text:a xlink:type="simple" xlink:href="https://github.com/wbotelhos/raty/issues/196" text:style-name="Internet_20_link" text:visited-style-name="Visited_20_Internet_20_Link"/></text:p>
      <text:p text:style-name="P14"><text:a xlink:type="simple" xlink:href="https://github.com/wbotelhos/raty/issues/196" text:style-name="Internet_20_link" text:visited-style-name="Visited_20_Internet_20_Link">https://github.com/wbotelhos/raty/issues/196</text:a></text:p>
      <text:p text:style-name="P15">issue: <text:span text:style-name="T5">[stars are 404 NOT FOUND]</text:span></text:p>
      <text:p text:style-name="P15">soln: removed complete path, only “/assets/” now</text:p>
      <text:p text:style-name="P15"/>
      <text:p text:style-name="P16">issue: stars not showing to users review form page</text:p>
      <text:p text:style-name="P17">soln: TYPO -_-!!! It was ID not CLASS</text:p>
      <text:p text:style-name="P17"/>
      <text:p text:style-name="P8"><text:soft-page-break/>Adding searchki<text:span text:style-name="T6">c</text:span>k</text:p>
      <text:p text:style-name="P8"/>
      <text:p text:style-name="P18">Install java as searchkick needs elastic search, which is built in java</text:p>
      <text:p text:style-name="P19">[<text:a xlink:type="simple" xlink:href="http://tipsonubuntu.com/2016/07/31/install-oracle-java-8-9-ubuntu-16-04-linux-mint-18/" text:style-name="Internet_20_link" text:visited-style-name="Visited_20_Internet_20_Link">http://tipsonubuntu.com/2016/07/31/install-oracle-java-8-9-ubuntu-16-04-linux-mint-18/</text:a>]</text:p>
      <text:p text:style-name="P19"/>
      <text:p text:style-name="P33">curl -X GET "localhost:9200/"</text:p>
      <text:p text:style-name="P34">NOT WORKING :(</text:p>
      <text:p text:style-name="P19"/>
      <text:p text:style-name="P21">Always a tough task to get the software setup :<text:span text:style-name="T7">(</text:span></text:p>
      <text:p text:style-name="P20">brew install elasticsearch (not able to download on sudo/root)</text:p>
      <text:p text:style-name="P21">[<text:a xlink:type="simple" xlink:href="https://github.com/Linuxbrew/brew/blob/master/docs/Troubleshooting.md" text:style-name="Internet_20_link" text:visited-style-name="Visited_20_Internet_20_Link">https://github.com/Linuxbrew/brew/blob/master/docs/Troubleshooting.md</text:a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5:02:55.080885927</meta:creation-date>
    <meta:generator>LibreOffice/5.1.6.2$Linux_X86_64 LibreOffice_project/10m0$Build-2</meta:generator>
    <dc:date>2018-11-26T10:49:12.408690028</dc:date>
    <meta:editing-duration>PT8H18M20S</meta:editing-duration>
    <meta:editing-cycles>31</meta:editing-cycles>
    <meta:document-statistic meta:table-count="0" meta:image-count="0" meta:object-count="0" meta:page-count="2" meta:paragraph-count="25" meta:word-count="140" meta:character-count="1168" meta:non-whitespace-character-count="1052"/>
  </office:meta>
</office:document-meta>
</file>